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oup 4: Paper Writing on Selection and Merge Sort</text:h>
      <text:h text:style-name="Heading_20_2" text:outline-level="2">Group Members:</text:h>
      <text:list text:style-name="L1">
        <text:list-item>
          <text:p text:style-name="P1"><text:span text:style-name="Strong_20_Emphasis">Research Team:</text:span></text:p>
          <text:list>
            <text:list-item>
              <text:p text:style-name="P2">Member 1: Nahid Niaz (Roll: 2003008)</text:p>
            </text:list-item>
            <text:list-item>
              <text:p text:style-name="P2">Member 2: Eazdan Mostafa Rafin (Roll: 2003055)</text:p>
            </text:list-item>
          </text:list>
        </text:list-item>
        <text:list-item>
          <text:p text:style-name="P1"><text:span text:style-name="Strong_20_Emphasis">Latex Writing Team:</text:span></text:p>
          <text:list>
            <text:list-item>
              <text:p text:style-name="P2">Member 3: Md. Shakibul Hasan (Roll: 2003019)</text:p>
            </text:list-item>
            <text:list-item>
              <text:p text:style-name="P2">Member 4: Md. Abdullah Al Mamun (Roll: 2003028)</text:p>
            </text:list-item>
          </text:list>
        </text:list-item>
        <text:list-item>
          <text:p text:style-name="P1"><text:span text:style-name="Strong_20_Emphasis">Presentation Team:</text:span></text:p>
          <text:list>
            <text:list-item>
              <text:p text:style-name="P2">Member 5: Jobayer Mansur Mufti (Roll: 2003016)</text:p>
            </text:list-item>
            <text:list-item>
              <text:p text:style-name="P1">Member 6: Abir Chandra Das (Roll: 2003038)</text:p>
            </text:list-item>
          </text:list>
        </text:list-item>
      </text:list>
      <text:h text:style-name="Heading_20_2" text:outline-level="2">Individual Contributions:</text:h>
      <text:h text:style-name="Heading_20_3" text:outline-level="3">Research Team:</text:h>
      <text:list text:style-name="L2">
        <text:list-item>
          <text:p text:style-name="P4">Conducted thorough literature review on the assigned sorting algorithms.</text:p>
        </text:list-item>
        <text:list-item>
          <text:p text:style-name="P3">Compiled relevant information, explanations, and examples for the paper.</text:p>
        </text:list-item>
      </text:list>
      <text:h text:style-name="Heading_20_3" text:outline-level="3">Latex Writing Team:</text:h>
      <text:list text:style-name="L3">
        <text:list-item>
          <text:p text:style-name="P6">Translated research findings into a structured LaTeX document.</text:p>
        </text:list-item>
        <text:list-item>
          <text:p text:style-name="P5">Ensured proper formatting, citation, and overall presentation of the paper.</text:p>
        </text:list-item>
      </text:list>
      <text:h text:style-name="Heading_20_3" text:outline-level="3">Presentation Team:</text:h>
      <text:list text:style-name="L4">
        <text:list-item>
          <text:p text:style-name="P8">Developed a visually engaging presentation on Selection and Merge Sort.</text:p>
        </text:list-item>
        <text:list-item>
          <text:p text:style-name="P7">Incorporated key points, algorithms, and visual aids for effective communicatio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1:52:02.380137230</meta:creation-date>
    <dc:date>2024-01-23T21:54:10.467815605</dc:date>
    <meta:editing-duration>PT2M8S</meta:editing-duration>
    <meta:editing-cycles>1</meta:editing-cycles>
    <meta:document-statistic meta:table-count="0" meta:image-count="0" meta:object-count="0" meta:page-count="1" meta:paragraph-count="21" meta:word-count="140" meta:character-count="903" meta:non-whitespace-character-count="799"/>
    <meta:generator>LibreOffice/7.6.4.1$Linux_X86_64 LibreOffice_project/60$Build-1</meta:generator>
  </office:meta>
</office:document-meta>
</file>